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27a7" officeooo:paragraph-rsid="000727a7"/>
    </style:style>
    <style:style style:name="P2" style:family="paragraph" style:parent-style-name="Standard">
      <style:text-properties officeooo:rsid="000727a7" officeooo:paragraph-rsid="000a4b95"/>
    </style:style>
    <style:style style:name="T1" style:family="text">
      <style:text-properties officeooo:rsid="000a4b95"/>
    </style:style>
    <style:style style:name="T2" style:family="text">
      <style:text-properties officeooo:rsid="00089c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ner Tips for Growing Chillis</text:p>
      <text:p text:style-name="P1"/>
      <text:p text:style-name="P1">Growing chillis can be great fun, especially if you love the taste of chilli because you can make homemade hot sauces and chilli con carne. I even infused a bottle of bourbon last year to give my cocktails an extra kick. </text:p>
      <text:p text:style-name="P1"/>
      <text:p text:style-name="P1">Here are five tips to start you off. </text:p>
      <text:p text:style-name="P1"/>
      <text:p text:style-name="P1">1. Plant many more seeds than the number of plants you want, because many won’t survive. Start them off indoors somewhere they will get direct sunlight.</text:p>
      <text:p text:style-name="P1"/>
      <text:p text:style-name="P1">2. Take them outside as soon as the outdoor temperature reaches 10 degrees celsius <text:span text:style-name="T1">overnight</text:span>, usually in March where I am. If you leave it too late, the chillis may not be ready to harvest by the end of the season.</text:p>
      <text:p text:style-name="P1"/>
      <text:p text:style-name="P1">3. When summer arrives, make sure your plants are getting plenty of water daily, because the summer weather will dry them out. <text:line-break/><text:line-break/>4. Watch out for bugs and treat any infestations early, before they damage your plants.</text:p>
      <text:p text:style-name="P1"/>
      <text:p text:style-name="P2"><text:span text:style-name="T2">5</text:span>. Second-year plants produce a lot more fruit, it’s well worth over-wintering your chilli plants indoors, if you have space. Bring them in before the first frost arrives. <text:line-break/><text:line-break/><text:span text:style-name="T1">In summary:<text:line-break/><text:line-break/>Plant more seeds than you need<text:line-break/><text:line-break/>Take plants outside as soon as it’s 10 degrees C</text:span></text:p>
      <text:p text:style-name="P2"/>
      <text:p text:style-name="P2"><text:span text:style-name="T1">Water them daily</text:span></text:p>
      <text:p text:style-name="P2"/>
      <text:p text:style-name="P2"><text:span text:style-name="T1">Watch out for bugs</text:span></text:p>
      <text:p text:style-name="P2"/>
      <text:p text:style-name="P2"><text:span text:style-name="T1">Over-winter plants indoors</text:span></text:p>
      <text:p text:style-name="P2"/>
      <text:p text:style-name="P2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7:05:38.240670000</meta:creation-date>
    <dc:date>2025-11-22T17:24:40.134248000</dc:date>
    <meta:editing-duration>PT19M1S</meta:editing-duration>
    <meta:editing-cycles>3</meta:editing-cycles>
    <meta:generator>LibreOffice/25.2.5.2$MacOSX_AARCH64 LibreOffice_project/03d19516eb2e1dd5d4ccd751a0d6f35f35e08022</meta:generator>
    <meta:document-statistic meta:table-count="0" meta:image-count="0" meta:object-count="0" meta:page-count="1" meta:paragraph-count="11" meta:word-count="214" meta:character-count="1202" meta:non-whitespace-character-count="988"/>
  </office:meta>
</office:document-meta>
</file>